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eeeeee" draw:textarea-horizontal-align="justify" draw:textarea-vertical-align="middle" draw:auto-grow-height="false" fo:min-height="2.529cm" fo:min-width="15.041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6.655cm" fo:min-width="15.041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b2b2b2" draw:textarea-horizontal-align="justify" draw:textarea-vertical-align="middle" draw:auto-grow-height="false" fo:min-height="10.025cm" fo:min-width="15.041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gr5" style:family="graphic" style:parent-style-name="standard">
      <style:graphic-properties draw:stroke="none" draw:fill="none" fo:min-height="2.219cm"/>
    </style:style>
    <style:style style:name="gr6" style:family="graphic" style:parent-style-name="standard">
      <style:graphic-properties draw:stroke="none" draw:fill="none" fo:min-height="1.743cm"/>
    </style:style>
    <style:style style:name="gr7" style:family="graphic" style:parent-style-name="standard">
      <style:graphic-properties draw:stroke="none" svg:stroke-color="#000000" draw:fill="none" draw:fill-color="#ffffff" fo:min-height="1.415cm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stroke="none" svg:stroke-color="#000000" draw:fill="none" draw:fill-color="#ffffff" fo:min-height="2.122cm"/>
    </style:style>
    <style:style style:name="gr11" style:family="graphic" style:parent-style-name="objectwithoutfill">
      <style:graphic-properties svg:stroke-width="0.053cm" svg:stroke-color="#bf0041" draw:marker-start-width="0.279cm" draw:marker-end="Symmetric_20_Arrow" draw:marker-end-width="0.279cm" draw:fill="solid" draw:opacity="100%" draw:opacity-name="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35cm" svg:stroke-color="#000000" draw:marker-start="Symmetric_20_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53cm" svg:stroke-color="#bf0041" draw:marker-start="Symmetric_20_Arrow" draw:marker-start-width="0.279cm" draw:marker-end="" draw:marker-end-width="0.279cm" draw:fill="solid" draw:opacity="100%" draw:opacity-name="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1.61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Source Code Pro1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dddddd"/>
      <style:paragraph-properties fo:text-align="center"/>
      <style:text-properties style:font-name="Source Code Pro1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b2b2b2"/>
      <style:paragraph-properties fo:text-align="center"/>
      <style:text-properties style:font-name="Source Code Pro1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style:font-name="Source Code Pro1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text-align="center"/>
      <style:text-properties style:font-name="Source Code Pro1" fo:font-size="16pt" style:font-size-asian="16pt" style:font-size-complex="16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style:font-name="Source Code Pro1" fo:font-size="16pt" style:font-size-asian="16pt" style:font-size-complex="16pt"/>
    </style:style>
    <style:style style:name="P10" style:family="paragraph">
      <style:paragraph-properties fo:text-align="center"/>
      <style:text-properties fo:color="#bf0041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bf0041" style:font-name="Source Code Pro1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opacity="100%"/>
      <style:paragraph-properties fo:text-align="center"/>
    </style:style>
    <style:style style:name="T1" style:family="text">
      <style:text-properties style:font-name="Source Code Pro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Source Code Pro1" fo:background-color="#ffff38"/>
    </style:style>
    <style:style style:name="T3" style:family="text">
      <style:text-properties style:font-name="Source Code Pro1" fo:background-color="#0093d9"/>
    </style:style>
    <style:style style:name="T4" style:family="text">
      <style:text-properties style:font-name="Source Code Pro1"/>
    </style:style>
    <style:style style:name="T5" style:family="text">
      <style:text-properties style:font-name="Source Code Pro1" fo:background-color="#3faf46"/>
    </style:style>
    <style:style style:name="T6" style:family="text">
      <style:text-properties fo:color="#ffffff" style:font-name="Source Code Pro1" fo:background-color="#000000"/>
    </style:style>
    <style:style style:name="T7" style:family="text">
      <style:text-properties style:font-name="Source Code Pro1" fo:background-color="transparent"/>
    </style:style>
    <style:style style:name="T8" style:family="text">
      <style:text-properties style:font-name="Source Code Pro1" fo:background-color="#ffff00"/>
    </style:style>
    <style:style style:name="T9" style:family="text">
      <style:text-properties style:font-name="Source Code Pro1" fo:font-size="16pt" style:font-size-asian="16pt" style:font-size-complex="16pt"/>
    </style:style>
    <style:style style:name="T10" style:family="text">
      <style:text-properties fo:color="#bf0041" style:font-name="Source Code Pro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621cm" svg:height="2.859cm" svg:x="0cm" svg:y="17.261cm">
          <text:p text:style-name="P1"><text:span text:style-name="T1">Dat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621cm" svg:height="6.985cm" svg:x="0cm" svg:y="10.341cm">
          <text:p text:style-name="P1"><text:span text:style-name="T1">UDP Head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21cm" svg:height="10.355cm" svg:x="0cm" svg:y="0cm">
          <text:p text:style-name="P1"><text:span text:style-name="T1">IPv4 Head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85cm" svg:height="1.905cm" svg:x="1.017cm" svg:y="5.483cm">
          <draw:text-box>
            <text:p><text:span text:style-name="T2">4</text:span><text:span text:style-name="T3">5</text:span><text:span text:style-name="T4"> </text:span><text:span text:style-name="T5">00</text:span><text:span text:style-name="T4"> </text:span><text:span text:style-name="T2">00 27</text:span><text:span text:style-name="T4"> </text:span><text:span text:style-name="T3">01 00</text:span><text:span text:style-name="T4"> </text:span><text:span text:style-name="T5">00 00</text:span><text:span text:style-name="T4"> </text:span><text:span text:style-name="T2">40</text:span><text:span text:style-name="T4"> </text:span><text:span text:style-name="T6">00</text:span><text:span text:style-name="T4"> </text:span><text:span text:style-name="T3">ec cf</text:span><text:span text:style-name="T4"> </text:span></text:p>
            <text:p><text:span text:style-name="T5">01 2b a8 c0</text:span><text:span text:style-name="T7"> </text:span><text:span text:style-name="T6">00 00 00 00</text:span></text:p>
          </draw:text-box>
        </draw:frame>
        <draw:frame draw:style-name="gr5" draw:text-style-name="P6" draw:layer="layout" svg:width="9.643cm" svg:height="2.469cm" svg:x="2.936cm" svg:y="13.093cm">
          <draw:text-box>
            <text:p><text:span text:style-name="T4"/></text:p>
            <text:p><text:span text:style-name="T8">1a 85</text:span><text:span text:style-name="T4"> </text:span><text:span text:style-name="T3">1a 0a</text:span><text:span text:style-name="T4"> </text:span><text:span text:style-name="T5">00 13</text:span><text:span text:style-name="T4"> </text:span><text:span text:style-name="T8">36 a0</text:span></text:p>
          </draw:text-box>
        </draw:frame>
        <draw:frame draw:style-name="gr6" draw:text-style-name="P6" draw:layer="layout" svg:width="13.678cm" svg:height="1.993cm" svg:x="1.308cm" svg:y="17.819cm">
          <draw:text-box>
            <text:p><text:span text:style-name="T4"/></text:p>
            <text:p><text:span text:style-name="T3">32 32 32 32 32 32 32 32 32 32 0a </text:span></text:p>
          </draw:text-box>
        </draw:frame>
        <draw:frame draw:style-name="gr7" draw:text-style-name="P7" draw:layer="layout" svg:width="2.921cm" svg:height="1.665cm" svg:x="0.181cm" svg:y="2.043cm">
          <draw:text-box>
            <text:p text:style-name="P1"><text:span text:style-name="T9">Version &amp; IHL</text:span></text:p>
          </draw:text-box>
        </draw:frame>
        <draw:line draw:style-name="gr8" draw:text-style-name="P8" draw:layer="layout" svg:x1="1.397cm" svg:y1="3.805cm" svg:x2="1.397cm" svg:y2="5.41cm">
          <text:p/>
        </draw:line>
        <draw:frame draw:style-name="gr9" draw:text-style-name="P9" draw:layer="layout" svg:width="1.524cm" svg:height="1.143cm" svg:x="2.032cm" svg:y="3.624cm">
          <draw:text-box>
            <text:p><text:span text:style-name="T9">TOS</text:span></text:p>
          </draw:text-box>
        </draw:frame>
        <draw:line draw:style-name="gr8" draw:text-style-name="P8" draw:layer="layout" svg:x1="2.768cm" svg:y1="4.438cm" svg:x2="2.768cm" svg:y2="5.501cm">
          <text:p/>
        </draw:line>
        <draw:frame draw:style-name="gr7" draw:text-style-name="P9" draw:layer="layout" svg:width="2.667cm" svg:height="1.665cm" svg:x="3.21cm" svg:y="2.836cm">
          <draw:text-box>
            <text:p><text:span text:style-name="T9">Length</text:span></text:p>
          </draw:text-box>
        </draw:frame>
        <draw:line draw:style-name="gr8" draw:text-style-name="P8" draw:layer="layout" svg:x1="4.545cm" svg:y1="3.898cm" svg:x2="4.545cm" svg:y2="5.503cm">
          <text:p/>
        </draw:line>
        <draw:frame draw:style-name="gr7" draw:text-style-name="P7" draw:layer="layout" svg:width="2.667cm" svg:height="1.665cm" svg:x="5.411cm" svg:y="3.637cm">
          <draw:text-box>
            <text:p text:style-name="P1"><text:span text:style-name="T9">ID</text:span></text:p>
          </draw:text-box>
        </draw:frame>
        <draw:line draw:style-name="gr8" draw:text-style-name="P8" draw:layer="layout" svg:x1="6.731cm" svg:y1="4.567cm" svg:x2="6.746cm" svg:y2="5.504cm">
          <text:p/>
        </draw:line>
        <draw:frame draw:style-name="gr10" draw:text-style-name="P7" draw:layer="layout" svg:width="2.667cm" svg:height="2.372cm" svg:x="7.712cm" svg:y="2.038cm">
          <draw:text-box>
            <text:p text:style-name="P1"><text:span text:style-name="T9">Flags</text:span></text:p>
            <text:p text:style-name="P1"><text:span text:style-name="T9">&amp; offset</text:span></text:p>
          </draw:text-box>
        </draw:frame>
        <draw:line draw:style-name="gr8" draw:text-style-name="P8" draw:layer="layout" svg:x1="9.032cm" svg:y1="4.568cm" svg:x2="9.047cm" svg:y2="5.505cm">
          <text:p/>
        </draw:line>
        <draw:frame draw:style-name="gr7" draw:text-style-name="P7" draw:layer="layout" svg:width="2.667cm" svg:height="1.665cm" svg:x="9.525cm" svg:y="2.662cm">
          <draw:text-box>
            <text:p text:style-name="P1"><text:span text:style-name="T9">TTL</text:span></text:p>
          </draw:text-box>
        </draw:frame>
        <draw:line draw:style-name="gr8" draw:text-style-name="P8" draw:layer="layout" svg:x1="10.821cm" svg:y1="3.678cm" svg:x2="10.821cm" svg:y2="5.507cm">
          <text:p/>
        </draw:line>
        <draw:frame draw:style-name="gr7" draw:text-style-name="P11" draw:layer="layout" svg:width="3.231cm" svg:height="1.665cm" svg:x="10.612cm" svg:y="3.638cm">
          <draw:text-box>
            <text:p text:style-name="P10"><text:span text:style-name="T10">Protocol</text:span></text:p>
          </draw:text-box>
        </draw:frame>
        <draw:line draw:style-name="gr11" draw:text-style-name="P12" draw:layer="layout" svg:x1="11.932cm" svg:y1="4.568cm" svg:x2="11.947cm" svg:y2="5.505cm">
          <text:p/>
        </draw:line>
        <draw:frame draw:style-name="gr9" draw:text-style-name="P7" draw:layer="layout" svg:width="3.302cm" svg:height="1.143cm" svg:x="12.1cm" svg:y="8.144cm">
          <draw:text-box>
            <text:p text:style-name="P1"><text:span text:style-name="T9">Checksum</text:span></text:p>
          </draw:text-box>
        </draw:frame>
        <draw:line draw:style-name="gr12" draw:text-style-name="P8" draw:layer="layout" svg:x1="13.716cm" svg:y1="6.645cm" svg:x2="13.716cm" svg:y2="8.25cm">
          <text:p/>
        </draw:line>
        <draw:frame draw:style-name="gr9" draw:text-style-name="P7" draw:layer="layout" svg:width="3.302cm" svg:height="1.143cm" svg:x="1.651cm" svg:y="8.86cm">
          <draw:text-box>
            <text:p text:style-name="P1"><text:span text:style-name="T9">src addr</text:span></text:p>
          </draw:text-box>
        </draw:frame>
        <draw:line draw:style-name="gr12" draw:text-style-name="P8" draw:layer="layout" svg:x1="3.267cm" svg:y1="7.361cm" svg:x2="3.267cm" svg:y2="8.966cm">
          <text:p/>
        </draw:line>
        <draw:frame draw:style-name="gr7" draw:text-style-name="P11" draw:layer="layout" svg:width="4.191cm" svg:height="1.665cm" svg:x="5.923cm" svg:y="8.798cm">
          <draw:text-box>
            <text:p text:style-name="P10"><text:span text:style-name="T10">dst addr</text:span></text:p>
          </draw:text-box>
        </draw:frame>
        <draw:line draw:style-name="gr13" draw:text-style-name="P12" draw:layer="layout" svg:x1="7.939cm" svg:y1="7.399cm" svg:x2="7.939cm" svg:y2="9.004cm">
          <text:p/>
        </draw:line>
        <draw:frame draw:style-name="gr14" draw:text-style-name="P9" draw:layer="layout" svg:width="2.063cm" svg:height="1.864cm" svg:x="3.244cm" svg:y="11.59cm">
          <draw:text-box>
            <text:p><text:span text:style-name="T9">src port</text:span></text:p>
          </draw:text-box>
        </draw:frame>
        <draw:line draw:style-name="gr8" draw:text-style-name="P8" draw:layer="layout" svg:x1="4.064cm" svg:y1="13.135cm" svg:x2="4.069cm" svg:y2="13.902cm">
          <text:p/>
        </draw:line>
        <draw:frame draw:style-name="gr9" draw:text-style-name="P7" draw:layer="layout" svg:width="3.302cm" svg:height="1.143cm" svg:x="4.953cm" svg:y="15.802cm">
          <draw:text-box>
            <text:p text:style-name="P1"><text:span text:style-name="T9">dst port</text:span></text:p>
          </draw:text-box>
        </draw:frame>
        <draw:line draw:style-name="gr12" draw:text-style-name="P8" draw:layer="layout" svg:x1="6.468cm" svg:y1="14.961cm" svg:x2="6.477cm" svg:y2="15.929cm">
          <text:p/>
        </draw:line>
        <draw:frame draw:style-name="gr14" draw:text-style-name="P9" draw:layer="layout" svg:width="2.825cm" svg:height="1.864cm" svg:x="7.462cm" svg:y="12.16cm">
          <draw:text-box>
            <text:p><text:span text:style-name="T9">length</text:span></text:p>
          </draw:text-box>
        </draw:frame>
        <draw:line draw:style-name="gr8" draw:text-style-name="P8" draw:layer="layout" svg:x1="8.663cm" svg:y1="13.13cm" svg:x2="8.668cm" svg:y2="13.897cm">
          <text:p/>
        </draw:line>
        <draw:frame draw:style-name="gr9" draw:text-style-name="P7" draw:layer="layout" svg:width="3.302cm" svg:height="1.143cm" svg:x="9.453cm" svg:y="15.802cm">
          <draw:text-box>
            <text:p text:style-name="P1"><text:span text:style-name="T9">checksum</text:span></text:p>
          </draw:text-box>
        </draw:frame>
        <draw:line draw:style-name="gr12" draw:text-style-name="P8" draw:layer="layout" svg:x1="10.968cm" svg:y1="14.961cm" svg:x2="10.977cm" svg:y2="15.9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621cm" fo:page-height="20.1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20:37:02.926407672</meta:creation-date>
    <dc:date>2019-09-02T15:58:49.851270919</dc:date>
    <meta:editing-duration>PT26M40S</meta:editing-duration>
    <meta:editing-cycles>10</meta:editing-cycles>
    <meta:generator>LibreOffice/6.2.6.2$Linux_X86_64 LibreOffice_project/20$Build-2</meta:generator>
    <meta:document-statistic meta:object-count="34"/>
  </office:meta>
</office:document-meta>
</file>